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 style:family="paragraph" style:parent-style-name="Frame_20_contents">
      <style:paragraph-properties fo:text-align="start" style:justify-single-word="false"/>
    </style:style>
    <style:style style:name="P3" style:family="paragraph" style:parent-style-name="Text_20_body">
      <style:text-properties style:text-underline-style="none" fo:font-weight="normal" officeooo:rsid="0015ca01" officeooo:paragraph-rsid="0015ca01" style:font-weight-asian="normal" style:font-weight-complex="normal"/>
    </style:style>
    <style:style style:name="P4" style:family="paragraph" style:parent-style-name="Text_20_body">
      <style:text-properties style:text-underline-style="none" fo:font-weight="normal" officeooo:rsid="0018e584" officeooo:paragraph-rsid="0018e584" style:font-weight-asian="normal" style:font-weight-complex="normal"/>
    </style:style>
    <style:style style:name="P5" style:family="paragraph" style:parent-style-name="Text_20_body">
      <style:text-properties style:text-underline-style="none" fo:font-weight="normal" officeooo:rsid="0024ccf8" officeooo:paragraph-rsid="0024ccf8" style:font-weight-asian="normal" style:font-weight-complex="normal"/>
    </style:style>
    <style:style style:name="P6" style:family="paragraph" style:parent-style-name="Text_20_body">
      <style:text-properties style:text-underline-style="none" fo:font-weight="normal" officeooo:rsid="0019cb18" officeooo:paragraph-rsid="0019cb18" fo:background-color="#ffff00" style:font-weight-asian="normal" style:font-weight-complex="normal"/>
    </style:style>
    <style:style style:name="P7" style:family="paragraph" style:parent-style-name="Text_20_body">
      <style:text-properties style:text-underline-style="none" fo:font-weight="normal" officeooo:rsid="001c5643" officeooo:paragraph-rsid="001c5643" fo:background-color="#ffff00" style:font-weight-asian="normal" style:font-weight-complex="normal"/>
    </style:style>
    <style:style style:name="P8" style:family="paragraph" style:parent-style-name="Text_20_body">
      <style:text-properties style:text-underline-style="none" fo:font-weight="normal" officeooo:rsid="001cbff6" officeooo:paragraph-rsid="001cbff6" fo:background-color="#ffff00" style:font-weight-asian="normal" style:font-weight-complex="normal"/>
    </style:style>
    <style:style style:name="P9" style:family="paragraph" style:parent-style-name="Text_20_body">
      <style:text-properties style:text-underline-style="none" fo:font-weight="normal" officeooo:rsid="001e33b0" officeooo:paragraph-rsid="001e33b0" fo:background-color="#ffff00" style:font-weight-asian="normal" style:font-weight-complex="normal"/>
    </style:style>
    <style:style style:name="P10" style:family="paragraph" style:parent-style-name="Text_20_body">
      <style:text-properties style:text-underline-style="none" fo:font-weight="normal" officeooo:rsid="00221360" officeooo:paragraph-rsid="00221360" fo:background-color="#ffff00" style:font-weight-asian="normal" style:font-weight-complex="normal"/>
    </style:style>
    <style:style style:name="P11" style:family="paragraph" style:parent-style-name="Text_20_body">
      <style:text-properties style:text-underline-style="none" fo:font-weight="normal" officeooo:rsid="00232e79" officeooo:paragraph-rsid="00232e79" fo:background-color="#ffff00" style:font-weight-asian="normal" style:font-weight-complex="normal"/>
    </style:style>
    <style:style style:name="P12" style:family="paragraph" style:parent-style-name="Text_20_body">
      <style:text-properties style:text-underline-style="none" fo:font-weight="normal" officeooo:rsid="0024ccf8" officeooo:paragraph-rsid="0024ccf8" fo:background-color="#ffff00" style:font-weight-asian="normal" style:font-weight-complex="normal"/>
    </style:style>
    <style:style style:name="P13" style:family="paragraph" style:parent-style-name="Text_20_body">
      <style:text-properties style:text-underline-style="none" fo:font-weight="normal" officeooo:rsid="0019cb18" officeooo:paragraph-rsid="0036078a" fo:background-color="transparent" style:font-weight-asian="normal" style:font-weight-complex="normal"/>
    </style:style>
    <style:style style:name="P14" style:family="paragraph" style:parent-style-name="Text_20_body">
      <style:text-properties style:text-underline-style="none" officeooo:rsid="0015ca01" officeooo:paragraph-rsid="0015ca01"/>
    </style:style>
    <style:style style:name="P15" style:family="paragraph" style:parent-style-name="Text_20_body">
      <style:text-properties style:text-underline-style="solid" style:text-underline-width="auto" style:text-underline-color="font-color" fo:font-weight="normal" officeooo:rsid="0015ca01" officeooo:paragraph-rsid="0015ca01" style:font-weight-asian="normal" style:font-weight-complex="normal"/>
    </style:style>
    <style:style style:name="P16" style:family="paragraph" style:parent-style-name="Text_20_body">
      <style:text-properties style:text-underline-style="solid" style:text-underline-width="auto" style:text-underline-color="font-color" fo:font-weight="normal" officeooo:rsid="0019cb18" officeooo:paragraph-rsid="0019cb18" fo:background-color="#ffff00" style:font-weight-asian="normal" style:font-weight-complex="normal"/>
    </style:style>
    <style:style style:name="P17" style:family="paragraph" style:parent-style-name="Text_20_body">
      <style:text-properties style:text-underline-style="solid" style:text-underline-width="auto" style:text-underline-color="font-color" fo:font-weight="normal" officeooo:rsid="001b73d6" officeooo:paragraph-rsid="001b73d6" fo:background-color="#ffff00" style:font-weight-asian="normal" style:font-weight-complex="normal"/>
    </style:style>
    <style:style style:name="P18" style:family="paragraph" style:parent-style-name="Text_20_body">
      <style:text-properties style:text-underline-style="solid" style:text-underline-width="auto" style:text-underline-color="font-color" fo:font-weight="normal" officeooo:rsid="001c1a3f" officeooo:paragraph-rsid="001c1a3f" fo:background-color="#ffff00" style:font-weight-asian="normal" style:font-weight-complex="normal"/>
    </style:style>
    <style:style style:name="P19" style:family="paragraph" style:parent-style-name="Text_20_body">
      <style:text-properties style:text-underline-style="solid" style:text-underline-width="auto" style:text-underline-color="font-color" fo:font-weight="normal" officeooo:rsid="001c5643" officeooo:paragraph-rsid="001c5643" fo:background-color="#ffff00" style:font-weight-asian="normal" style:font-weight-complex="normal"/>
    </style:style>
    <style:style style:name="P20" style:family="paragraph" style:parent-style-name="Text_20_body">
      <style:text-properties style:text-underline-style="solid" style:text-underline-width="auto" style:text-underline-color="font-color" fo:font-weight="normal" officeooo:rsid="001cbff6" officeooo:paragraph-rsid="001e33b0" fo:background-color="#ffff00" style:font-weight-asian="normal" style:font-weight-complex="normal"/>
    </style:style>
    <style:style style:name="P21" style:family="paragraph" style:parent-style-name="Text_20_body">
      <style:text-properties style:text-underline-style="solid" style:text-underline-width="auto" style:text-underline-color="font-color" fo:font-weight="normal" officeooo:rsid="001e33b0" officeooo:paragraph-rsid="001e33b0" fo:background-color="#ffff00" style:font-weight-asian="normal" style:font-weight-complex="normal"/>
    </style:style>
    <style:style style:name="P22" style:family="paragraph" style:parent-style-name="Text_20_body">
      <style:text-properties fo:font-size="12pt" style:text-underline-style="solid" style:text-underline-width="auto" style:text-underline-color="font-color" fo:font-weight="bold" officeooo:rsid="0025c9fd" officeooo:paragraph-rsid="0025c9fd" style:font-size-asian="10.5pt" style:font-weight-asian="bold" style:font-size-complex="12pt" style:font-weight-complex="bold"/>
    </style:style>
    <style:style style:name="P23" style:family="paragraph" style:parent-style-name="Text_20_body">
      <style:text-properties fo:font-size="12pt" style:text-underline-style="solid" style:text-underline-width="auto" style:text-underline-color="font-color" fo:font-weight="normal" officeooo:rsid="0025c9fd" officeooo:paragraph-rsid="0025c9fd" style:font-size-asian="10.5pt" style:font-weight-asian="normal" style:font-size-complex="12pt" style:font-weight-complex="normal"/>
    </style:style>
    <style:style style:name="P24" style:family="paragraph" style:parent-style-name="Text_20_body">
      <style:text-properties fo:font-size="12pt" style:text-underline-style="none" fo:font-weight="normal" officeooo:rsid="003263e9" officeooo:paragraph-rsid="003263e9" style:font-size-asian="10.5pt" style:font-weight-asian="normal" style:font-size-complex="12pt" style:font-weight-complex="normal"/>
    </style:style>
    <style:style style:name="P25" style:family="paragraph" style:parent-style-name="Text_20_body">
      <style:text-properties fo:font-size="12pt" style:text-underline-style="none" fo:font-weight="normal" officeooo:rsid="0034b8b6" officeooo:paragraph-rsid="0034b8b6" style:font-size-asian="10.5pt" style:font-weight-asian="normal" style:font-size-complex="12pt" style:font-weight-complex="normal"/>
    </style:style>
    <style:style style:name="P26" style:family="paragraph" style:parent-style-name="Text_20_body">
      <style:text-properties fo:font-size="12pt" style:text-underline-style="none" fo:font-weight="normal" officeooo:rsid="00354a74" officeooo:paragraph-rsid="00354a74" fo:background-color="#ffff00" style:font-size-asian="10.5pt" style:font-weight-asian="normal" style:font-size-complex="12pt" style:font-weight-complex="normal"/>
    </style:style>
    <style:style style:name="P27" style:family="paragraph" style:parent-style-name="Text_20_body">
      <style:text-properties fo:font-size="12pt" style:text-underline-style="none" fo:font-weight="normal" officeooo:rsid="002d78dc" officeooo:paragraph-rsid="002d78dc" fo:background-color="#ffff00" style:font-size-asian="10.5pt" style:font-weight-asian="normal" style:font-size-complex="12pt" style:font-weight-complex="normal"/>
    </style:style>
    <style:style style:name="P28" style:family="paragraph" style:parent-style-name="Text_20_body">
      <style:text-properties fo:font-size="12pt" style:text-underline-style="none" fo:font-weight="normal" officeooo:rsid="002ffc19" officeooo:paragraph-rsid="0034b8b6" fo:background-color="#ffff00" style:font-size-asian="10.5pt" style:font-weight-asian="normal" style:font-size-complex="12pt" style:font-weight-complex="normal"/>
    </style:style>
    <style:style style:name="P29" style:family="paragraph" style:parent-style-name="Text_20_body">
      <style:text-properties fo:font-size="12pt" style:text-underline-style="none" fo:font-weight="normal" officeooo:rsid="002ffc19" officeooo:paragraph-rsid="0034526f" fo:background-color="#ffff00" style:font-size-asian="10.5pt" style:font-weight-asian="normal" style:font-size-complex="12pt" style:font-weight-complex="normal"/>
    </style:style>
    <style:style style:name="P30" style:family="paragraph" style:parent-style-name="Text_20_body">
      <style:text-properties fo:font-size="12pt" style:text-underline-style="none" fo:font-weight="normal" officeooo:rsid="0034b8b6" officeooo:paragraph-rsid="0034b8b6" fo:background-color="#ffff00" style:font-size-asian="10.5pt" style:font-weight-asian="normal" style:font-size-complex="12pt" style:font-weight-complex="normal"/>
    </style:style>
    <style:style style:name="P31" style:family="paragraph" style:parent-style-name="Text_20_body">
      <style:text-properties fo:font-size="12pt" style:text-underline-style="none" fo:font-weight="normal" officeooo:rsid="0019cb18" officeooo:paragraph-rsid="0036078a" fo:background-color="#ffff00" style:font-size-asian="10.5pt" style:font-weight-asian="normal" style:font-size-complex="12pt" style:font-weight-complex="normal"/>
    </style:style>
    <style:style style:name="P32" style:family="paragraph" style:parent-style-name="Text_20_body">
      <style:text-properties fo:font-size="12pt" style:text-underline-style="none" fo:font-weight="normal" officeooo:rsid="003816c8" officeooo:paragraph-rsid="003816c8" fo:background-color="#ffff00" style:font-size-asian="10.5pt" style:font-weight-asian="normal" style:font-size-complex="12pt" style:font-weight-complex="normal"/>
    </style:style>
    <style:style style:name="P33" style:family="paragraph" style:parent-style-name="Text_20_body">
      <style:text-properties fo:font-size="12pt" style:text-underline-style="none" fo:font-weight="normal" officeooo:rsid="0019cb18" officeooo:paragraph-rsid="0036078a" fo:background-color="transparent" style:font-size-asian="10.5pt" style:font-weight-asian="normal" style:font-size-complex="12pt" style:font-weight-complex="normal"/>
    </style:style>
    <style:style style:name="P34" style:family="paragraph" style:parent-style-name="Text_20_body">
      <style:text-properties fo:font-size="12pt" style:text-underline-style="none" fo:font-weight="normal" officeooo:rsid="003816c8" officeooo:paragraph-rsid="003816c8" fo:background-color="transparent" style:font-size-asian="10.5pt" style:font-weight-asian="normal" style:font-size-complex="12pt" style:font-weight-complex="normal"/>
    </style:style>
    <style:style style:name="P35" style:family="paragraph" style:parent-style-name="Text_20_body">
      <style:text-properties fo:font-size="12pt" style:text-underline-style="none" fo:font-weight="normal" officeooo:rsid="003fc95e" officeooo:paragraph-rsid="003fc95e" fo:background-color="transparent" style:font-size-asian="10.5pt" style:font-weight-asian="normal" style:font-size-complex="12pt" style:font-weight-complex="normal"/>
    </style:style>
    <style:style style:name="P36" style:family="paragraph" style:parent-style-name="Text_20_body">
      <style:text-properties fo:font-size="12pt" style:text-underline-style="none" fo:font-weight="normal" officeooo:rsid="00419b54" officeooo:paragraph-rsid="00419b54" fo:background-color="transparent" style:font-size-asian="10.5pt" style:font-weight-asian="normal" style:font-size-complex="12pt" style:font-weight-complex="normal"/>
    </style:style>
    <style:style style:name="P37" style:family="paragraph" style:parent-style-name="Text_20_body">
      <style:text-properties fo:font-size="12pt" style:text-underline-style="none" fo:font-weight="normal" officeooo:rsid="0047c787" officeooo:paragraph-rsid="0047c787" fo:background-color="transparent" style:font-size-asian="10.5pt" style:font-weight-asian="normal" style:font-size-complex="12pt" style:font-weight-complex="normal"/>
    </style:style>
    <style:style style:name="P38" style:family="paragraph" style:parent-style-name="Text_20_body">
      <style:text-properties fo:font-size="12pt" style:text-underline-style="none" fo:font-weight="normal" officeooo:rsid="002ffc19" officeooo:paragraph-rsid="0038629f" fo:background-color="transparent" style:font-size-asian="10.5pt" style:font-weight-asian="normal" style:font-size-complex="12pt" style:font-weight-complex="normal"/>
    </style:style>
    <style:style style:name="P39" style:family="paragraph" style:parent-style-name="Text_20_body">
      <style:text-properties fo:font-size="12pt" style:text-underline-style="none" fo:font-weight="normal" officeooo:rsid="0034b8b6" officeooo:paragraph-rsid="0038629f" fo:background-color="transparent" style:font-size-asian="10.5pt" style:font-weight-asian="normal" style:font-size-complex="12pt" style:font-weight-complex="normal"/>
    </style:style>
    <style:style style:name="P40" style:family="paragraph" style:parent-style-name="Text_20_body">
      <style:text-properties fo:font-size="12pt" style:text-underline-style="none" fo:font-weight="normal" officeooo:rsid="004f36cf" officeooo:paragraph-rsid="004f36cf" fo:background-color="transparent" style:font-size-asian="10.5pt" style:font-weight-asian="normal" style:font-size-complex="12pt" style:font-weight-complex="normal"/>
    </style:style>
    <style:style style:name="P41" style:family="paragraph" style:parent-style-name="Text_20_body">
      <style:text-properties fo:font-size="12pt" style:text-underline-style="none" fo:font-weight="normal" officeooo:rsid="00495560" officeooo:paragraph-rsid="00495560" fo:background-color="transparent" style:font-size-asian="10.5pt" style:font-weight-asian="normal" style:font-size-complex="12pt" style:font-weight-complex="normal"/>
    </style:style>
    <style:style style:name="P42" style:family="paragraph" style:parent-style-name="Text_20_body">
      <style:text-properties fo:font-size="12pt" style:text-underline-style="none" fo:font-weight="normal" officeooo:rsid="004f8901" officeooo:paragraph-rsid="004f8901" fo:background-color="transparent" style:font-size-asian="10.5pt" style:font-weight-asian="normal" style:font-size-complex="12pt" style:font-weight-complex="normal"/>
    </style:style>
    <style:style style:name="P43" style:family="paragraph" style:parent-style-name="Text_20_body">
      <style:text-properties fo:font-size="12pt" style:text-underline-style="none" fo:font-weight="normal" officeooo:rsid="005158ac" officeooo:paragraph-rsid="005158ac" fo:background-color="transparent" style:font-size-asian="10.5pt" style:font-weight-asian="normal" style:font-size-complex="12pt" style:font-weight-complex="normal"/>
    </style:style>
    <style:style style:name="P44" style:family="paragraph" style:parent-style-name="Text_20_body">
      <style:text-properties fo:font-size="18pt" style:text-underline-style="solid" style:text-underline-width="auto" style:text-underline-color="font-color" fo:font-weight="bold" officeooo:rsid="0019cb18" officeooo:paragraph-rsid="0019cb18" fo:background-color="#ffff00" style:font-size-asian="18pt" style:font-weight-asian="bold" style:font-size-complex="18pt" style:font-weight-complex="bold"/>
    </style:style>
    <style:style style:name="P45" style:family="paragraph" style:parent-style-name="Text_20_body">
      <style:text-properties fo:font-size="18pt" style:text-underline-style="solid" style:text-underline-width="auto" style:text-underline-color="font-color" fo:font-weight="bold" officeooo:rsid="0025c9fd" officeooo:paragraph-rsid="0025c9fd" style:font-size-asian="15.75pt" style:font-weight-asian="bold" style:font-size-complex="18pt" style:font-weight-complex="bold"/>
    </style:style>
    <style:style style:name="P46" style:family="paragraph" style:parent-style-name="Standard">
      <style:paragraph-properties fo:text-align="start" style:justify-single-word="false"/>
      <style:text-properties officeooo:rsid="002ffc19" officeooo:paragraph-rsid="002ffc19"/>
    </style:style>
    <style:style style:name="P47" style:family="paragraph" style:parent-style-name="Standard">
      <style:paragraph-properties fo:text-align="start" style:justify-single-word="false"/>
      <style:text-properties style:text-underline-style="solid" style:text-underline-width="auto" style:text-underline-color="font-color" officeooo:rsid="002ffc19" officeooo:paragraph-rsid="002ffc19"/>
    </style:style>
    <style:style style:name="P48" style:family="paragraph" style:parent-style-name="Text_20_body">
      <style:paragraph-properties fo:break-before="page"/>
      <style:text-properties fo:font-size="18pt" style:text-underline-style="solid" style:text-underline-width="auto" style:text-underline-color="font-color" fo:font-weight="bold" officeooo:rsid="0034526f" officeooo:paragraph-rsid="0034526f" fo:background-color="#ffff00" style:font-size-asian="15.75pt" style:font-weight-asian="bold" style:font-size-complex="18pt" style:font-weight-complex="bold"/>
    </style:style>
    <style:style style:name="P49" style:family="paragraph" style:parent-style-name="Text_20_body">
      <style:paragraph-properties fo:break-before="page"/>
      <style:text-properties fo:font-size="18pt" style:text-underline-style="solid" style:text-underline-width="auto" style:text-underline-color="font-color" fo:font-weight="bold" officeooo:rsid="0036078a" officeooo:paragraph-rsid="0036078a" fo:background-color="transparent" style:font-size-asian="15.75pt" style:font-weight-asian="bold" style:font-size-complex="18pt" style:font-weight-complex="bold"/>
    </style:style>
    <style:style style:name="P50" style:family="paragraph" style:parent-style-name="Text_20_body">
      <style:text-properties fo:font-size="12pt" style:text-underline-style="none" fo:font-weight="normal" officeooo:rsid="0052e83a" officeooo:paragraph-rsid="0052e83a" fo:background-color="transparent" style:font-size-asian="10.5pt" style:font-weight-asian="normal" style:font-size-complex="12pt" style:font-weight-complex="normal"/>
    </style:style>
    <style:style style:name="P51" style:family="paragraph" style:parent-style-name="Text_20_body">
      <style:text-properties fo:font-size="12pt" style:text-underline-style="none" fo:font-weight="normal" officeooo:rsid="00567fef" officeooo:paragraph-rsid="00567fef" fo:background-color="transparent" style:font-size-asian="10.5pt" style:font-weight-asian="normal" style:font-size-complex="12pt" style:font-weight-complex="normal"/>
    </style:style>
    <style:style style:name="P52" style:family="paragraph" style:parent-style-name="Text_20_body">
      <style:text-properties fo:font-size="12pt" style:text-underline-style="none" fo:font-weight="normal" officeooo:rsid="00568784" officeooo:paragraph-rsid="00568784" fo:background-color="transparent" style:font-size-asian="10.5pt" style:font-weight-asian="normal" style:font-size-complex="12pt" style:font-weight-complex="normal"/>
    </style:style>
    <style:style style:name="P53" style:family="paragraph" style:parent-style-name="Text_20_body">
      <style:text-properties fo:font-size="12pt" style:text-underline-style="none" fo:font-weight="normal" officeooo:rsid="00585a47" officeooo:paragraph-rsid="00585a47" fo:background-color="transparent" style:font-size-asian="10.5pt" style:font-weight-asian="normal" style:font-size-complex="12pt" style:font-weight-complex="normal"/>
    </style:style>
    <style:style style:name="P54" style:family="paragraph" style:parent-style-name="Text_20_body">
      <style:text-properties officeooo:paragraph-rsid="00568784"/>
    </style:style>
    <style:style style:name="P55" style:family="paragraph" style:parent-style-name="Heading_20_1">
      <style:paragraph-properties fo:break-before="page"/>
      <style:text-properties style:text-underline-style="solid" style:text-underline-width="auto" style:text-underline-color="font-color" fo:font-weight="normal" officeooo:rsid="0015ca01" officeooo:paragraph-rsid="0015ca01"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a1e3"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5ca01" style:font-weight-asian="bold" style:font-weight-complex="bold"/>
    </style:style>
    <style:style style:name="T5" style:family="text">
      <style:text-properties fo:font-weight="bold" officeooo:rsid="001c5643" style:font-weight-asian="bold" style:font-weight-complex="bold"/>
    </style:style>
    <style:style style:name="T6" style:family="text">
      <style:text-properties fo:font-weight="bold" officeooo:rsid="00221360" style:font-weight-asian="bold" style:font-weight-complex="bold"/>
    </style:style>
    <style:style style:name="T7" style:family="text">
      <style:text-properties fo:font-weight="bold" officeooo:rsid="00232e79" style:font-weight-asian="bold" style:font-weight-complex="bold"/>
    </style:style>
    <style:style style:name="T8" style:family="text">
      <style:text-properties fo:font-weight="bold" officeooo:rsid="0024ccf8" style:font-weight-asian="bold" style:font-weight-complex="bold"/>
    </style:style>
    <style:style style:name="T9" style:family="text">
      <style:text-properties fo:font-weight="bold" officeooo:rsid="002ffc19" style:font-weight-asian="bold" style:font-weight-complex="bold"/>
    </style:style>
    <style:style style:name="T10" style:family="text">
      <style:text-properties fo:font-weight="bold" officeooo:rsid="0034b8b6" style:font-weight-asian="bold" style:font-weight-complex="bold"/>
    </style:style>
    <style:style style:name="T11" style:family="text">
      <style:text-properties fo:font-weight="bold" officeooo:rsid="003816c8" style:font-weight-asian="bold" style:font-weight-complex="bold"/>
    </style:style>
    <style:style style:name="T12" style:family="text">
      <style:text-properties fo:font-weight="bold" officeooo:rsid="003fc95e" style:font-weight-asian="bold" style:font-weight-complex="bold"/>
    </style:style>
    <style:style style:name="T13" style:family="text">
      <style:text-properties fo:font-weight="bold" officeooo:rsid="0047c787" style:font-weight-asian="bold" style:font-weight-complex="bold"/>
    </style:style>
    <style:style style:name="T14" style:family="text">
      <style:text-properties fo:font-weight="bold" officeooo:rsid="00495560" style:font-weight-asian="bold" style:font-weight-complex="bold"/>
    </style:style>
    <style:style style:name="T15" style:family="text">
      <style:text-properties fo:font-weight="bold" officeooo:rsid="004f8901" style:font-weight-asian="bold" style:font-weight-complex="bold"/>
    </style:style>
    <style:style style:name="T16" style:family="text">
      <style:text-properties fo:font-weight="bold" officeooo:rsid="005158ac" style:font-weight-asian="bold" style:font-weight-complex="bold"/>
    </style:style>
    <style:style style:name="T17" style:family="text">
      <style:text-properties fo:font-weight="bold" officeooo:rsid="0052e83a" style:font-weight-asian="bold" style:font-weight-complex="bold"/>
    </style:style>
    <style:style style:name="T18" style:family="text">
      <style:text-properties fo:font-weight="bold" officeooo:rsid="00585a47" style:font-weight-asian="bold" style:font-weight-complex="bold"/>
    </style:style>
    <style:style style:name="T19" style:family="text">
      <style:text-properties officeooo:rsid="0015ca01"/>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bold" officeooo:rsid="001b73d6" style:font-weight-asian="bold" style:font-weight-complex="bold"/>
    </style:style>
    <style:style style:name="T23" style:family="text">
      <style:text-properties style:text-underline-style="none" fo:font-weight="bold" officeooo:rsid="001c1a3f" style:font-weight-asian="bold" style:font-weight-complex="bold"/>
    </style:style>
    <style:style style:name="T24" style:family="text">
      <style:text-properties style:text-underline-style="none" fo:font-weight="bold" officeooo:rsid="001c5643" style:font-weight-asian="bold" style:font-weight-complex="bold"/>
    </style:style>
    <style:style style:name="T25" style:family="text">
      <style:text-properties style:text-underline-style="none" fo:font-weight="bold" officeooo:rsid="001cbff6" style:font-weight-asian="bold" style:font-weight-complex="bold"/>
    </style:style>
    <style:style style:name="T26" style:family="text">
      <style:text-properties style:text-underline-style="none" fo:font-weight="bold" officeooo:rsid="001e33b0" style:font-weight-asian="bold" style:font-weight-complex="bold"/>
    </style:style>
    <style:style style:name="T27" style:family="text">
      <style:text-properties style:text-underline-style="none" officeooo:rsid="001c1a3f"/>
    </style:style>
    <style:style style:name="T28" style:family="text">
      <style:text-properties style:text-underline-style="none" officeooo:rsid="001c5643"/>
    </style:style>
    <style:style style:name="T29" style:family="text">
      <style:text-properties style:text-underline-style="none" officeooo:rsid="001e33b0"/>
    </style:style>
    <style:style style:name="T30" style:family="text">
      <style:text-properties style:text-underline-style="none" fo:font-weight="normal" style:font-weight-asian="normal" style:font-weight-complex="normal"/>
    </style:style>
    <style:style style:name="T31" style:family="text">
      <style:text-properties style:text-underline-style="none" officeooo:rsid="00266437"/>
    </style:style>
    <style:style style:name="T32" style:family="text">
      <style:text-properties style:text-underline-style="none" officeooo:rsid="0028324c"/>
    </style:style>
    <style:style style:name="T33" style:family="text">
      <style:text-properties officeooo:rsid="001c5643"/>
    </style:style>
    <style:style style:name="T34" style:family="text">
      <style:text-properties officeooo:rsid="00221360"/>
    </style:style>
    <style:style style:name="T35" style:family="text">
      <style:text-properties officeooo:rsid="0024ccf8"/>
    </style:style>
    <style:style style:name="T36" style:family="text">
      <style:text-properties officeooo:rsid="002e698c"/>
    </style:style>
    <style:style style:name="T37" style:family="text">
      <style:text-properties officeooo:rsid="003263e9"/>
    </style:style>
    <style:style style:name="T38" style:family="text">
      <style:text-properties officeooo:rsid="0034526f"/>
    </style:style>
    <style:style style:name="T39" style:family="text">
      <style:text-properties officeooo:rsid="0034b8b6"/>
    </style:style>
    <style:style style:name="T40" style:family="text">
      <style:text-properties officeooo:rsid="00354a74"/>
    </style:style>
    <style:style style:name="T41" style:family="text">
      <style:text-properties officeooo:rsid="0036078a"/>
    </style:style>
    <style:style style:name="T42" style:family="text">
      <style:text-properties officeooo:rsid="003816c8"/>
    </style:style>
    <style:style style:name="T43" style:family="text">
      <style:text-properties officeooo:rsid="0038629f"/>
    </style:style>
    <style:style style:name="T44" style:family="text">
      <style:text-properties officeooo:rsid="0038f598"/>
    </style:style>
    <style:style style:name="T45" style:family="text">
      <style:text-properties officeooo:rsid="003b8c49"/>
    </style:style>
    <style:style style:name="T46" style:family="text">
      <style:text-properties officeooo:rsid="003e71ae"/>
    </style:style>
    <style:style style:name="T47" style:family="text">
      <style:text-properties officeooo:rsid="003fc95e"/>
    </style:style>
    <style:style style:name="T48" style:family="text">
      <style:text-properties fo:font-style="normal" fo:font-weight="bold" officeooo:rsid="0034b8b6" style:font-style-asian="normal" style:font-weight-asian="bold" style:font-style-complex="normal" style:font-weight-complex="bold"/>
    </style:style>
    <style:style style:name="T49" style:family="text">
      <style:text-properties officeooo:rsid="0042eb10"/>
    </style:style>
    <style:style style:name="T50" style:family="text">
      <style:text-properties officeooo:rsid="004a1a9e"/>
    </style:style>
    <style:style style:name="T51" style:family="text">
      <style:text-properties officeooo:rsid="004eec30"/>
    </style:style>
    <style:style style:name="T52" style:family="text">
      <style:text-properties officeooo:rsid="00518d4f"/>
    </style:style>
    <style:style style:name="T53" style:family="text">
      <style:text-properties officeooo:rsid="00541c77"/>
    </style:style>
    <style:style style:name="T54" style:family="text">
      <style:text-properties fo:font-size="12pt" style:text-underline-style="none" fo:font-weight="normal" officeooo:rsid="0052e83a" fo:background-color="transparent" loext:char-shading-value="0" style:font-size-asian="10.5pt" style:font-weight-asian="normal" style:font-size-complex="12pt" style:font-weight-complex="normal"/>
    </style:style>
    <style:style style:name="T55" style:family="text">
      <style:text-properties fo:font-size="12pt" style:text-underline-style="none" fo:font-weight="normal" officeooo:rsid="00568784" fo:background-color="transparent" loext:char-shading-value="0" style:font-size-asian="10.5pt" style:font-weight-asian="normal" style:font-size-complex="12pt" style:font-weight-complex="normal"/>
    </style:style>
    <style:style style:name="T56" style:family="text">
      <style:text-properties fo:font-size="12pt" style:text-underline-style="none" fo:font-weight="bold" officeooo:rsid="00568784" fo:background-color="transparent" loext:char-shading-value="0" style:font-size-asian="10.5pt" style:font-weight-asian="bold" style:font-size-complex="12pt" style:font-weight-complex="bold"/>
    </style:style>
    <style:style style:name="fr1" style:family="graphic" style:parent-style-name="Frame">
      <style:graphic-properties style:vertical-pos="middle" style:vertical-rel="page" style:horizontal-pos="center" style:horizontal-rel="page" draw:opacity="0%"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Frame1" text:anchor-type="paragraph" svg:width="4.25in" style:rel-width="50%" draw:z-index="0"><draw:text-box fo:min-height="0.2in"><text:p text:style-name="P2"/><text:p text:style-name="P1">Documentation for Apache OfBiz Project</text:p></draw:text-box></draw:frame>General Tips:</text:p>
      <text:p text:style-name="P46">- Yellow highlighted “DELETE THIS” means I’m still temporarily working on that file but will eventually revert it back to its original code and delete the edit in this documentation</text:p>
      <text:p text:style-name="P46">- </text:p>
      <text:h text:style-name="P55" text:outline-level="1">Sign-Up Page</text:h>
      <text:p text:style-name="P15"/>
      <text:p text:style-name="P3">(7/14):</text:p>
      <text:p text:style-name="P14"><text:span text:style-name="T1">- </text:span><text:span text:style-name="T2">(Richard) </text:span><text:span text:style-name="T1">Edited file: </text:span><text:span text:style-name="T3">Ecommerce &gt; Template &gt; Customer &gt; NewCustomer.xml</text:span><text:span text:style-name="T1"> removed all unnecessary text boxes to only show First Name, Last Name, Email Address, Username, Password</text:span></text:p>
      <text:p text:style-name="P14"><text:span text:style-name="T1">- </text:span><text:span text:style-name="T2">(Richard) </text:span><text:span text:style-name="T1">Edited file: </text:span><text:span text:style-name="T3">Ecommerce &gt; Minilang &gt; Customer &gt; CustomerEvents.xml</text:span><text:span text:style-name="T1"> removed the code that checks for deleted input text boxes during user registration</text:span></text:p>
      <text:p text:style-name="P14"><text:span text:style-name="T1">- </text:span><text:span text:style-name="T2">(Richard) </text:span><text:span text:style-name="T1">Edited file: </text:span><text:span text:style-name="T3">Applications &gt; Party &gt; Minilang &gt; Customer &gt; CustomerEvents.xml </text:span><text:span text:style-name="T1">removed similar code that checks for the deleted input text boxes during user registration</text:span></text:p>
      <text:p text:style-name="P3"/>
      <text:p text:style-name="P4">(7/18):</text:p>
      <text:p text:style-name="P4">- (Richard) Edited file: <text:span text:style-name="T4">Ecommerce &gt; Template &gt; Customer &gt; NewCustomer.xml</text:span><text:span text:style-name="T19"> </text:span>commented out the Username and Password Hint text boxes</text:p>
      <text:p text:style-name="P4">- (Richard) Edited file: <text:s/><text:span text:style-name="T4">Ecommerce &gt; Minilang &gt; Customer &gt; CustomerEvents.xml</text:span><text:span text:style-name="T19"> </text:span>rewrote code to assign the email variable to the username variab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4"><text:soft-page-break/>Creating a <text:span text:style-name="T41">test component for creating a Listing</text:span>:</text:p>
      <text:p text:style-name="P6">(7/20):</text:p>
      <text:p text:style-name="P6">First steps to create “<text:span text:style-name="T33">testC</text:span>reateListing” component: </text:p>
      <text:p text:style-name="P6"><text:tab/>- ./gradlew createPlugin -PpluginId=<text:span text:style-name="T33">testC</text:span>reateListing</text:p>
      <text:p text:style-name="P6"><text:tab/>- sudo ./gradlew “ofbiz –shutdown”</text:p>
      <text:p text:style-name="P6"><text:tab/>- <text:span text:style-name="T42">sudo </text:span>./gradlew loadDefault</text:p>
      <text:p text:style-name="P6"><text:tab/>- <text:span text:style-name="T42">sudo </text:span>./gradlew</text:p>
      <text:p text:style-name="P6"><text:tab/>- sudo ./gradlew ofbiz</text:p>
      <text:p text:style-name="P6">Which allows you to connect to localhost/<text:span text:style-name="T33">testC</text:span>reateListing with the User: admin Password: ofbiz account</text:p>
      <text:p text:style-name="P6"/>
      <text:p text:style-name="P6">- (Richard) Edited file: <text:span text:style-name="T3">specialpurpose &gt; ...&gt; widget &gt; </text:span><text:span text:style-name="T5">testC</text:span><text:span text:style-name="T3">reateListingScreens.xml</text:span></text:p>
      <text:p text:style-name="P16">DELETE THIS<text:span text:style-name="T20"> added some text in “label” so it appears on the webpage</text:span></text:p>
      <text:p text:style-name="P16"><text:span text:style-name="T20">- (Richard) Edited file: </text:span><text:span text:style-name="T21">specialpurpose &gt; </text:span><text:span text:style-name="T24">...</text:span><text:span text:style-name="T21"> &gt; entitydef &gt; entitymodel.xml</text:span></text:p>
      <text:p text:style-name="P6">Created two entity definitions because a guide said so. Still working on this file.</text:p>
      <text:p text:style-name="P16"><text:span text:style-name="T20">- (Richard) Edited file: </text:span><text:span text:style-name="T22">specialpurpose &gt; ... &gt; data &gt; </text:span><text:span text:style-name="T24">testC</text:span><text:span text:style-name="T22">reateListingTypeData.xml</text:span></text:p>
      <text:p text:style-name="P17"><text:span text:style-name="T20">Added two </text:span><text:span text:style-name="T28">testC</text:span><text:span text:style-name="T20">reateListingType data groups</text:span></text:p>
      <text:p text:style-name="P17"><text:span text:style-name="T20">- (Richard) Edited file: </text:span><text:span text:style-name="T21">specialpurpose &gt; ... &gt; data &gt; </text:span><text:span text:style-name="T24">testC</text:span><text:span text:style-name="T21">reateListingDemoData.xml</text:span></text:p>
      <text:p text:style-name="P17"><text:span text:style-name="T20">Added four </text:span><text:span text:style-name="T28">testC</text:span><text:span text:style-name="T20">reateListing data </text:span><text:span text:style-name="T27">objects</text:span></text:p>
      <text:p text:style-name="P17"><text:span text:style-name="T20">- (Richard) </text:span><text:span text:style-name="T23">Loaded data into entity</text:span></text:p>
      <text:p text:style-name="P18"><text:span text:style-name="T20">In Webtools&gt;XML Data Import, copy the two data Types and four data objects in between &lt;entity-engine-xml&gt; <text:s/>“six copied entries” &lt;/entity-engine-xml&gt; and click Import Text. </text:span><text:span text:style-name="T28">This creates entries in the testCreateListing and testCreateListingType entities.</text:span></text:p>
      <text:p text:style-name="P18"><text:span text:style-name="T28">- (Richard) Edited file: </text:span><text:span text:style-name="T24">specialpurpose &gt; … &gt; servicedef &gt; services.xml</text:span></text:p>
      <text:p text:style-name="P7">Deleted default service. Added the createtestCreateListing service.</text:p>
      <text:p text:style-name="P19"><text:span text:style-name="T20">- (Richard) Edited file: </text:span><text:span text:style-name="T25">specialpurpose &gt; … &gt; widget &gt; testCreateListingForms.xml</text:span></text:p>
      <text:p text:style-name="P8">Added the form AddtestCreateListing</text:p>
      <text:p text:style-name="P20"><text:span text:style-name="T20">- (Richard) </text:span><text:span text:style-name="T29">Edited file: </text:span><text:span text:style-name="T26">specialpurpose &gt; … &gt; widget &gt; testCreateListingScreens.xml</text:span></text:p>
      <text:p text:style-name="P9">Included the AddtestCreateListing service into the testCreateListing webpage</text:p>
      <text:p text:style-name="P21"><text:soft-page-break/><text:span text:style-name="T20">- (Richard) Edited file: </text:span><text:span text:style-name="T21">specialpurpose &gt; … &gt; webapp &gt; … &gt; WEB-INF &gt; controller.xml</text:span></text:p>
      <text:p text:style-name="P9">Added request-map for createtestCreateListing service.</text:p>
      <text:p text:style-name="P9">- (Richard) <text:span text:style-name="T34">Edited file: </text:span><text:span text:style-name="T6">specialpurpose &gt; … &gt; widget &gt; TestCreateListingForms.xml</text:span></text:p>
      <text:p text:style-name="P10">Added two forms, FindtestCreateListing and ListtestCreateListing into the file. Note that the file is named TestCreateListingForms with a capital “T”. It was originally like this so I left it. Some files reference it so do not change the file name.</text:p>
      <text:p text:style-name="P10">- (Richard) Edited file: <text:span text:style-name="T7">specialpurpose &gt; … &gt; widget &gt; TestCreateListingScreens.xml</text:span></text:p>
      <text:p text:style-name="P11">Added the screen FindtestCreateListing.</text:p>
      <text:p text:style-name="P11">- (Richard) Edited file: <text:span text:style-name="T3">specialpurpose &gt; … &gt; webapp &gt; WEB-INF &gt; controller.xml</text:span></text:p>
      <text:p text:style-name="P11">Added a request-map and view-map for FindtestCreateListing.</text:p>
      <text:p text:style-name="P11">- (Richard) Edited file: <text:span text:style-name="T3">specialpurpose &gt; … &gt; widget &gt; TestCreateListingMenus.xml</text:span></text:p>
      <text:p text:style-name="P11">Added menu item for findtestCreateListing.</text:p>
      <text:p text:style-name="P11">- <text:span text:style-name="T35">(Richard) Edited file: </text:span><text:span text:style-name="T8">specialpurpose &gt; … &gt; config &gt; TestCreateListingUiLabels.xml</text:span></text:p>
      <text:p text:style-name="P12">Added four entries into the property list. Find, First Name, Id, Last Name.</text:p>
      <text:p text:style-name="P12">- (Richard) Edited file:</text:p>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5"><text:soft-page-break/><text:span text:style-name="T38">Editing the Ecommerce</text:span> Homepage:</text:p>
      <text:p text:style-name="P25">(7/2<text:span text:style-name="T40">5</text:span>)</text:p>
      <text:p text:style-name="P22"><text:span text:style-name="T30">- (Richard) Edited file: </text:span><text:span text:style-name="T20">specialpurpose &gt; Ecommerce &gt; widget &gt; CommonScreens.xml</text:span></text:p>
      <text:p text:style-name="P23"><text:span text:style-name="T20">Commented out </text:span><text:span text:style-name="T31">both </text:span><text:span text:style-name="T32">container “div1” and “div2” in ecom-mainarea to remove sidebars.</text:span></text:p>
      <text:p text:style-name="P24">- (Richard) Edited file: </text:p>
      <text:p text:style-name="P48">Creating <text:span text:style-name="T43">an ecommerce page</text:span> for “Create Listing”</text:p>
      <text:p text:style-name="P26">(7/27)</text:p>
      <text:p text:style-name="P27">- <text:span text:style-name="T36">(Richard) Edited file: </text:span><text:span text:style-name="T9">specialpurpose &gt; Ecommerce &gt; webapp &gt; … &gt; WEB-INF &gt; controller.xml</text:span></text:p>
      <text:p text:style-name="P28">Added <text:span text:style-name="T39">request-map and view-map</text:span> for “listing” <text:span text:style-name="T37">under Resist Website Custom Maps and Catalog Views.</text:span></text:p>
      <text:p text:style-name="P28"><text:span text:style-name="T37">- (Richard) Edited file: </text:span><text:span text:style-name="T3">specialpurpose &gt; Ecommerce &gt; widget &gt; CatalogScreens.xml</text:span></text:p>
      <text:p text:style-name="P29">Added “listing” screen at end of file.</text:p>
      <text:p text:style-name="P29">- <text:span text:style-name="T39">(Richard) Created file: </text:span><text:span text:style-name="T10">specialpurpose &gt; Ecommerce &gt; template &gt; catalog &gt; Listing.ftl</text:span></text:p>
      <text:p text:style-name="P30">Created file that acts as HTML for listing website. NEED to include layout of ecommerce site.</text:p>
      <text:p text:style-name="P30">- (Richard) Edited file:</text:p>
      <text:p text:style-name="P30"/>
      <text:p text:style-name="P49">Creating a component <text:span text:style-name="T43">(separate site)</text:span> for Create Listing:</text:p>
      <text:p text:style-name="P13">(7/2<text:span text:style-name="T41">7</text:span>):</text:p>
      <text:p text:style-name="P13">First steps to create “<text:span text:style-name="T46">l</text:span>isting” component: </text:p>
      <text:p text:style-name="P13"><text:tab/>./gradlew createPlugin -PpluginId=<text:span text:style-name="T41">listing</text:span></text:p>
      <text:p text:style-name="P13"><text:tab/>sudo ./gradlew “ofbiz --shutdown” <text:s text:c="4"/><text:span text:style-name="T42">(two hyphens before shutdown)</text:span></text:p>
      <text:p text:style-name="P13"><text:tab/><text:span text:style-name="T42">sudo</text:span> ./gradlew loadDefault</text:p>
      <text:p text:style-name="P13"><text:tab/><text:span text:style-name="T42">sudo </text:span>./gradlew</text:p>
      <text:p text:style-name="P13"><text:tab/>sudo ./gradlew ofbiz</text:p>
      <text:p text:style-name="P33">Which allows you to connect to localhost/<text:span text:style-name="T45">l</text:span>isting with User: admin Password: ofbiz</text:p>
      <text:p text:style-name="P33"/>
      <text:p text:style-name="P31">- <text:span text:style-name="T42">(Richard) Edited file: </text:span><text:span text:style-name="T11">specialpurpose &gt; listing &gt; widget &gt; CommonScreens.xml</text:span></text:p>
      <text:p text:style-name="P32">Temporarily commented out some of the code to give a blank web page. <text:span text:style-name="T44">Included link to Listing.ftl</text:span></text:p>
      <text:p text:style-name="P38">- <text:span text:style-name="T39">(Richard) </text:span><text:span text:style-name="T48">Created</text:span><text:span text:style-name="T39"> file: </text:span><text:span text:style-name="T10">specialpurpose &gt; Ecommerce &gt; template &gt; catalog &gt; Listing.ftl</text:span></text:p>
      <text:p text:style-name="P39">Created file that acts as HTML for listing website. <text:s/><text:span text:style-name="T47">Could include Ecommerce layout.</text:span></text:p>
      <text:p text:style-name="P39"/>
      <text:p text:style-name="P40">(8/1)</text:p>
      <text:p text:style-name="P34">- (Richard) Edited file: <text:span text:style-name="T12">specialpurpose &gt; listing &gt; servicedef &gt; services.xml</text:span></text:p>
      <text:p text:style-name="P35">Added “createProduct” service. <text:span text:style-name="T51">Deleted “override name=productTypeId” due to errors.</text:span></text:p>
      <text:p text:style-name="P35">- (Richard) Edited file: <text:span text:style-name="T3">specialpurpose &gt; listing &gt; widget &gt; ListingForms.xml</text:span></text:p>
      <text:p text:style-name="P35">Added “createListing” form that calls the “createProduct” service and saves the user inputs.</text:p>
      <text:p text:style-name="P35">- (Richard) Edited file: <text:span text:style-name="T3">specialpurpose &gt; listing &gt; widget &gt; ListingScreens.xml</text:span></text:p>
      <text:p text:style-name="P35">Added screenlet to include the Form “createListing”</text:p>
      <text:p text:style-name="P35">- (Richard) Edited file: <text:span text:style-name="T3">specialpurpose &gt; listing &gt; webapp &gt; listing &gt; WEB-INF &gt; controller.xml</text:span></text:p>
      <text:p text:style-name="P35">Added request map for “createProduct”.</text:p>
      <text:p text:style-name="P35">- (Richard) Edited file: <text:span text:style-name="T3">specialpurpose &gt; listing &gt; widget &gt; CommonScreens.xml</text:span></text:p>
      <text:p text:style-name="P35">Commented out the HTML file temporarily until I manage to make the form for our “createProduct” service to appear on the webpage. <text:span text:style-name="T50">Added “Global Decorator” to show the service. Works.</text:span></text:p>
      <text:p text:style-name="P36">- <text:span text:style-name="T49">(Richard) </text:span><text:span text:style-name="T13">Copied</text:span><text:span text:style-name="T49"> file: </text:span><text:span text:style-name="T13">specialpurpose &gt; listing &gt; enititydef &gt; entitymodel.xml</text:span></text:p>
      <text:p text:style-name="P37">Copied the “Product” entity from applications/datamodel/entitydef/product-entitymodel.xml</text:p>
      <text:p text:style-name="P37"><text:soft-page-break/>- (Richard) <text:span text:style-name="T14">Copied </text:span>file: <text:span text:style-name="T14">specialpurpose &gt; listing &gt; entitydef &gt; entitymodel.xml</text:span></text:p>
      <text:p text:style-name="P41">Copied the “ProductCategoryMember” entity from applications/…/product-entitymodel.xml</text:p>
      <text:p text:style-name="P40">(8/3)</text:p>
      <text:p text:style-name="P40">- (Richard) Edited file: <text:span text:style-name="T15">specialpurpose &gt; listing &gt; webapp &gt; listing &gt; WEB-INF &gt; controller.xml</text:span></text:p>
      <text:p text:style-name="P42">Changed “createProduct” request map to point to “step2”. <text:span text:style-name="T52">Created “step2” request-map and view-map. “step2” points to “complete” page.</text:span></text:p>
      <text:p text:style-name="P42">- (Richard) Edited file: <text:span text:style-name="T16">specialpurpose &gt; listing &gt; servicedef &gt; services.xml</text:span></text:p>
      <text:p text:style-name="P43">Added the “addProductToCategory” service.</text:p>
      <text:p text:style-name="P43">- (Richard) Edited file: <text:span text:style-name="T3">specialpurpose &gt; listing &gt; widget &gt; ListingForms.xml</text:span></text:p>
      <text:p text:style-name="P43">Added “addToCategory” form that calls “addProductToCategory” service.</text:p>
      <text:p text:style-name="P43">- (Richard) Edited file: <text:span text:style-name="T3">specialpurpose &gt; listing &gt; widget &gt; ListingScreens.xml</text:span></text:p>
      <text:p text:style-name="P43">Added “step2” screen <text:span text:style-name="T52">and “complete” screen.</text:span></text:p>
      <text:p text:style-name="P43">- (Richard) Edited file: <text:span text:style-name="T17">specialpurpose &gt; listing &gt; entitydef &gt; entitymodel.xml</text:span></text:p>
      <text:p text:style-name="P50">Created a “Listing” entity. <text:span text:style-name="T53">Still working on implementing this.</text:span></text:p>
      <text:p text:style-name="P51">(8/8)</text:p>
      <text:p text:style-name="P54"><text:span text:style-name="T54">- (Richard) </text:span><text:span text:style-name="T55">Apache Ofbiz: </text:span><text:span text:style-name="T56">https://localhost/webtools/control/security</text:span></text:p>
      <text:p text:style-name="P52">In the “Find Security Group”, I used “Create New” to make a Security Group called “CUSTOMER”. From the CUSTOMERS menu, I clicked on Permissions tab, and added Listing_Admin and Webtools_View to the permissions. I also added some users under the User Logins tab. Webtools is needed because the Listings site still uses the Webtools layout. From there, the users in the security group are allowed to log into the Listings component.</text:p>
      <text:p text:style-name="P52">- (Richard) Edited file: <text:span text:style-name="T18">specialpurpose &gt; listing &gt; widget &gt; ListingForms.xml</text:span></text:p>
      <text:p text:style-name="P53">Attempting to create Dependent Select drop down menu. It currently is not detecting any Categories.</text:p>
      <text:p text:style-name="P53">- (Richard) Edited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1:30:54.564669484</meta:creation-date>
    <dc:date>2017-08-08T13:57:54.680139071</dc:date>
    <meta:editing-duration>PT6H1M12S</meta:editing-duration>
    <meta:editing-cycles>28</meta:editing-cycles>
    <meta:generator>LibreOffice/5.1.6.2$Linux_X86_64 LibreOffice_project/10m0$Build-2</meta:generator>
    <meta:document-statistic meta:table-count="0" meta:image-count="0" meta:object-count="0" meta:page-count="8" meta:paragraph-count="109" meta:word-count="1122" meta:character-count="7867" meta:non-whitespace-character-count="6833"/>
  </office:meta>
</office:document-meta>
</file>